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2.964cm" fo:min-width="6.819cm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5cm" fo:min-width="3.044cm"/>
    </style:style>
    <style:style style:name="gr1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5cm" fo:min-width="3.04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6.646cm"/>
    </style:style>
    <style:style style:name="gr13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17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9cm" fo:min-width="1.64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b2b2b2" draw:marker-start-width="0.242cm" draw:marker-end-width="0.242cm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999999" draw:marker-start-width="0.242cm" draw:marker-end-width="0.242cm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-color="#ffffff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color="#b2b2b2"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b2b2b2"/>
    </style:style>
    <style:style style:name="T6" style:family="text">
      <style:text-properties fo:color="#b2b2b2" fo:font-size="15pt" style:font-size-asian="15pt" style:font-size-complex="15pt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1" draw:id="id1">
            <draw:custom-shape draw:style-name="gr1" draw:text-style-name="P2" draw:layer="layout" svg:width="7.369cm" svg:height="3.264cm" svg:x="12.957cm" svg:y="1.626cm">
              <text:p text:style-name="P1"><text:span text:style-name="T1">transaction id: aa1136...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13.073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16.673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13.081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7.369cm" svg:height="3.264cm" svg:x="2.744cm" svg:y="1.626cm">
              <text:p text:style-name="P1"><text:span text:style-name="T1">transaction id: 933cd8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6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6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8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draw:type="lines" svg:x1="12.957cm" svg:y1="3.258cm" svg:x2="10.113cm" svg:y2="3.258cm" draw:start-shape="id1" draw:start-glue-point="3" draw:end-shape="id2" svg:d="M12957 3258h-526-1794-524" svg:viewBox="0 0 2845 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1" draw:text-style-name="P2" draw:layer="layout" svg:width="7.369cm" svg:height="4.457cm" svg:x="12.956cm" svg:y="6.996cm">
            <text:p text:style-name="P1"><text:span text:style-name="T1">transaction id: demo1x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544cm" svg:height="1.125cm" svg:x="13.072cm" svg:y="7.798cm">
            <text:p text:style-name="P1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7.798cm">
            <text:p text:style-name="P1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146cm" svg:height="1.125cm" svg:x="13.08cm" svg:y="10.209cm">
            <text:p text:style-name="P1"><text:span text:style-name="T2">payloa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3" draw:id="id3" draw:layer="layout" svg:width="3.544cm" svg:height="1.125cm" svg:x="13.072cm" svg:y="8.998cm">
            <text:p text:style-name="P1"><text:span text:style-name="T2">fulfillment: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8.998cm">
            <text:p text:style-name="P1"><text:span text:style-name="T2">condition:1</text:span></text:p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2" draw:layer="layout" svg:width="7.369cm" svg:height="3.264cm" svg:x="2.743cm" svg:y="5.558cm">
              <text:p text:style-name="P1"><text:span text:style-name="T1">transaction id: fake12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6.36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59cm" svg:y="6.36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369cm" svg:height="3.264cm" svg:x="2.743cm" svg:y="9.168cm">
              <text:p text:style-name="P1"><text:span text:style-name="T1">transaction id: madeup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9.97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3.544cm" svg:height="1.125cm" svg:x="6.459cm" svg:y="9.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11.18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svg:x1="13.072cm" svg:y1="9.56cm" svg:x2="10.112cm" svg:y2="10.8cm" draw:start-shape="id3" draw:start-glue-point="3" draw:end-shape="id4" draw:end-glue-point="1" svg:d="M13072 9560h-1468v1240h-1492" svg:viewBox="0 0 2961 1241">
            <text:p/>
          </draw:connector>
          <draw:connector draw:style-name="gr8" draw:text-style-name="P6" draw:layer="layout" svg:x1="13.072cm" svg:y1="8.36cm" svg:x2="10.112cm" svg:y2="7.19cm" draw:start-shape="id5" draw:start-glue-point="3" draw:end-shape="id6" svg:d="M13072 8360h-1468v-1170h-1492" svg:viewBox="0 0 2961 117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g xml:id="id7" draw:id="id7">
            <draw:custom-shape draw:style-name="gr9" draw:text-style-name="P2" draw:layer="layout" svg:width="7.369cm" svg:height="3.264cm" svg:x="2.743cm" svg:y="5.558cm">
              <text:p text:style-name="P1"><text:span text:style-name="T1">transaction id: escrow12...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2.859cm" svg:y="6.36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6.459cm" svg:y="6.36cm">
              <text:p text:style-name="P1"><text:span text:style-name="T3">condition:0</text:span></text:p>
              <text:p text:style-name="P1"><text:span text:style-name="T3">[Alice, Bob]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9" draw:text-style-name="P2" draw:layer="layout" svg:width="7.369cm" svg:height="3.264cm" svg:x="13.523cm" svg:y="3.507cm">
              <text:p text:style-name="P1"><text:span text:style-name="T1">transaction id: execute0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4.309cm">
              <text:p text:style-name="P1"><text:span text:style-name="T3">fulfillment:0</text:span></text:p>
              <text:p text:style-name="P1"><text:span text:style-name="T3">[Bob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49cm" svg:y="4.309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5.52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9" draw:text-style-name="P2" draw:layer="layout" svg:width="7.369cm" svg:height="3.264cm" svg:x="13.523cm" svg:y="7.795cm">
              <text:p text:style-name="P1"><text:span text:style-name="T1">transaction id: abort31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8.597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39cm" svg:y="8.5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9.808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11" draw:layer="layout" draw:type="lines" svg:x1="10.112cm" svg:y1="7.19cm" svg:x2="13.523cm" svg:y2="9.427cm" draw:start-shape="id7" draw:end-shape="id8" draw:end-glue-point="3" svg:d="M10112 7190h524l2361 2237h526" svg:viewBox="0 0 3412 2238">
            <text:p/>
          </draw:connector>
          <draw:connector draw:style-name="gr14" draw:text-style-name="P11" draw:layer="layout" draw:type="lines" svg:x1="10.112cm" svg:y1="7.19cm" svg:x2="13.523cm" svg:y2="5.139cm" draw:start-shape="id7" draw:end-shape="id9" draw:end-glue-point="3" svg:d="M10112 7190h524l2361-2051h526" svg:viewBox="0 0 3412 2052">
            <text:p/>
          </draw:connector>
          <draw:frame draw:style-name="gr15" draw:text-style-name="P12" draw:layer="layout" svg:width="2.242cm" svg:height="0.806cm" draw:transform="rotate (0.750491578357562) translate (10.524cm 6.305cm)">
            <draw:text-box>
              <text:p><text:span text:style-name="T2">execute</text:span></text:p>
            </draw:text-box>
          </draw:frame>
          <draw:frame draw:style-name="gr16" draw:text-style-name="P13" draw:layer="layout" svg:width="1.717cm" svg:height="0.839cm" draw:transform="rotate (-0.750491578357561) translate (11.212cm 7.799cm)">
            <draw:text-box>
              <text:p text:style-name="P1"><text:span text:style-name="T4">abort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6" xml:id="id12" draw:id="id12" draw:layer="layout" svg:width="1.493cm" svg:height="1.493cm" svg:x="2.897cm" svg:y="3.7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5" draw:id="id15" draw:layer="layout" svg:width="1.494cm" svg:height="0.957cm" svg:x="2.897cm" svg:y="3.51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1" draw:id="id11" draw:layer="layout" svg:width="1.493cm" svg:height="1.493cm" svg:x="6.407cm" svg:y="3.7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4" draw:id="id14" draw:layer="layout" svg:width="1.494cm" svg:height="0.957cm" svg:x="6.407cm" svg:y="3.512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8" draw:id="id18" draw:layer="layout" svg:width="1.493cm" svg:height="1.493cm" svg:x="4.6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0" draw:id="id10" draw:layer="layout" svg:width="1.494cm" svg:height="0.957cm" svg:x="4.651cm" svg:y="6.613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5.749cm" svg:y1="6.614cm" svg:x2="7.154cm" svg:y2="5.218cm" draw:start-shape="id10" draw:start-glue-point="4" draw:end-shape="id11" draw:end-glue-point="8" svg:d="M5749 6614v-698h1405v-698" svg:viewBox="0 0 1406 1397">
          <text:p/>
        </draw:connector>
        <draw:connector draw:style-name="gr19" draw:text-style-name="P1" draw:layer="layout" svg:x1="3.644cm" svg:y1="5.217cm" svg:x2="5.053cm" svg:y2="6.62cm" draw:start-shape="id12" draw:start-glue-point="8" draw:end-shape="id10" draw:end-glue-point="5" svg:d="M3644 5217v699h1409v704" svg:viewBox="0 0 1410 1404">
          <text:p/>
        </draw:connector>
        <draw:custom-shape draw:style-name="gr20" draw:text-style-name="P15" xml:id="id13" draw:id="id13" draw:layer="layout" svg:width="2.145cm" svg:height="1.049cm" svg:x="4.3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5.409cm" svg:y1="2.363cm" svg:x2="6.809cm" svg:y2="3.519cm" draw:start-shape="id13" draw:start-glue-point="2" draw:end-shape="id14" draw:end-glue-point="5" svg:d="M5409 2363v575h1400v581" svg:viewBox="0 0 1401 1157">
          <text:p/>
        </draw:connector>
        <draw:custom-shape draw:style-name="gr21" draw:text-style-name="P16" draw:layer="layout" svg:width="0.17cm" svg:height="0.17cm" svg:x="6.7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5.409cm" svg:y1="2.363cm" svg:x2="3.995cm" svg:y2="3.512cm" draw:start-shape="id13" draw:start-glue-point="2" draw:end-shape="id15" draw:end-glue-point="4" svg:d="M5409 2363v574h-1414v575" svg:viewBox="0 0 1415 1150">
          <text:p/>
        </draw:connector>
        <draw:custom-shape draw:style-name="gr22" draw:text-style-name="P15" xml:id="id17" draw:id="id17" draw:layer="layout" svg:width="2.145cm" svg:height="1.049cm" svg:x="7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16" draw:id="id16" draw:layer="layout" svg:width="2.145cm" svg:height="1.049cm" svg:x="1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.309cm" svg:y1="2.363cm" svg:x2="3.299cm" svg:y2="3.518cm" draw:start-shape="id16" draw:start-glue-point="2" draw:end-shape="id15" draw:end-glue-point="5" svg:d="M2309 2363v574h990v581" svg:viewBox="0 0 991 1156">
          <text:p/>
        </draw:connector>
        <draw:connector draw:style-name="gr19" draw:text-style-name="P1" draw:layer="layout" svg:x1="8.509cm" svg:y1="2.363cm" svg:x2="7.505cm" svg:y2="3.513cm" draw:start-shape="id17" draw:start-glue-point="2" draw:end-shape="id14" draw:end-glue-point="4" svg:d="M8509 2363v575h-1004v575" svg:viewBox="0 0 1005 1151">
          <text:p/>
        </draw:connector>
        <draw:custom-shape draw:style-name="gr21" draw:text-style-name="P16" xml:id="id19" draw:id="id19" draw:layer="layout" svg:width="0.254cm" svg:height="0.254cm" svg:x="5.2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5.398cm" svg:y1="8.319cm" svg:x2="5.393cm" svg:y2="8.638cm" draw:start-shape="id18" draw:start-glue-point="8" draw:end-shape="id19" draw:end-glue-point="4" svg:d="M5398 8319v160h-5v159" svg:viewBox="0 0 6 320">
          <text:p/>
        </draw:connector>
        <draw:custom-shape draw:style-name="gr17" draw:text-style-name="P6" xml:id="id22" draw:id="id22" draw:layer="layout" svg:width="1.493cm" svg:height="1.493cm" svg:x="12.397cm" svg:y="3.7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5" draw:id="id25" draw:layer="layout" svg:width="1.494cm" svg:height="0.957cm" svg:x="12.397cm" svg:y="3.51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6" xml:id="id21" draw:id="id21" draw:layer="layout" svg:width="1.493cm" svg:height="1.493cm" svg:x="15.907cm" svg:y="3.725cm">
          <text:p text:style-name="P1"/>
          <text:p text:style-name="P1"><text:span text:style-name="T5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4" draw:id="id24" draw:layer="layout" svg:width="1.494cm" svg:height="0.957cm" svg:x="15.907cm" svg:y="3.512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28" draw:id="id28" draw:layer="layout" svg:width="1.493cm" svg:height="1.493cm" svg:x="14.1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0" draw:id="id20" draw:layer="layout" svg:width="1.494cm" svg:height="0.957cm" svg:x="14.151cm" svg:y="6.613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25" draw:text-style-name="P1" draw:layer="layout" svg:x1="15.249cm" svg:y1="6.614cm" svg:x2="16.654cm" svg:y2="5.218cm" draw:start-shape="id20" draw:start-glue-point="4" draw:end-shape="id21" draw:end-glue-point="8" svg:d="M15249 6614v-698h1405v-698" svg:viewBox="0 0 1406 1397">
          <text:p/>
        </draw:connector>
        <draw:connector draw:style-name="gr19" draw:text-style-name="P1" draw:layer="layout" svg:x1="13.144cm" svg:y1="5.217cm" svg:x2="14.553cm" svg:y2="6.62cm" draw:start-shape="id22" draw:start-glue-point="8" draw:end-shape="id20" draw:end-glue-point="5" svg:d="M13144 5217v699h1409v704" svg:viewBox="0 0 1410 1404">
          <text:p/>
        </draw:connector>
        <draw:custom-shape draw:style-name="gr22" draw:text-style-name="P15" xml:id="id23" draw:id="id23" draw:layer="layout" svg:width="2.145cm" svg:height="1.049cm" svg:x="13.8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4.909cm" svg:y1="2.363cm" svg:x2="16.309cm" svg:y2="3.519cm" draw:start-shape="id23" draw:start-glue-point="2" draw:end-shape="id24" draw:end-glue-point="5" svg:d="M14909 2363v575h1400v581" svg:viewBox="0 0 1401 1157">
          <text:p/>
        </draw:connector>
        <draw:custom-shape draw:style-name="gr26" draw:text-style-name="P16" draw:layer="layout" svg:width="0.17cm" svg:height="0.17cm" svg:x="16.2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4.909cm" svg:y1="2.363cm" svg:x2="13.495cm" svg:y2="3.512cm" draw:start-shape="id23" draw:start-glue-point="2" draw:end-shape="id25" draw:end-glue-point="4" svg:d="M14909 2363v574h-1414v575" svg:viewBox="0 0 1415 1150">
          <text:p/>
        </draw:connector>
        <draw:custom-shape draw:style-name="gr22" draw:text-style-name="P15" xml:id="id27" draw:id="id27" draw:layer="layout" svg:width="2.145cm" svg:height="1.049cm" svg:x="16.9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26" draw:id="id26" draw:layer="layout" svg:width="2.145cm" svg:height="1.049cm" svg:x="10.7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1.809cm" svg:y1="2.363cm" svg:x2="12.799cm" svg:y2="3.518cm" draw:start-shape="id26" draw:start-glue-point="2" draw:end-shape="id25" draw:end-glue-point="5" svg:d="M11809 2363v574h990v581" svg:viewBox="0 0 991 1156">
          <text:p/>
        </draw:connector>
        <draw:connector draw:style-name="gr19" draw:text-style-name="P1" draw:layer="layout" svg:x1="18.009cm" svg:y1="2.363cm" svg:x2="17.005cm" svg:y2="3.513cm" draw:start-shape="id27" draw:start-glue-point="2" draw:end-shape="id24" draw:end-glue-point="4" svg:d="M18009 2363v575h-1004v575" svg:viewBox="0 0 1005 1151">
          <text:p/>
        </draw:connector>
        <draw:custom-shape draw:style-name="gr21" draw:text-style-name="P16" xml:id="id29" draw:id="id29" draw:layer="layout" svg:width="0.254cm" svg:height="0.254cm" svg:x="14.7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4.898cm" svg:y1="8.319cm" svg:x2="14.893cm" svg:y2="8.638cm" draw:start-shape="id28" draw:start-glue-point="8" draw:end-shape="id29" draw:end-glue-point="4" svg:d="M14898 8319v160h-5v159" svg:viewBox="0 0 6 320">
          <text:p/>
        </draw:connector>
        <draw:custom-shape draw:style-name="gr23" draw:text-style-name="P6" xml:id="id32" draw:id="id32" draw:layer="layout" svg:width="1.493cm" svg:height="1.493cm" svg:x="21.897cm" svg:y="3.724cm">
          <text:p text:style-name="P1"/>
          <text:p text:style-name="P1"><text:span text:style-name="T5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35" draw:id="id35" draw:layer="layout" svg:width="1.494cm" svg:height="0.957cm" svg:x="21.897cm" svg:y="3.51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1" draw:id="id31" draw:layer="layout" svg:width="1.493cm" svg:height="1.493cm" svg:x="25.407cm" svg:y="3.7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4" draw:id="id34" draw:layer="layout" svg:width="1.494cm" svg:height="0.957cm" svg:x="25.407cm" svg:y="3.512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8" draw:id="id38" draw:layer="layout" svg:width="1.493cm" svg:height="1.493cm" svg:x="23.6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0" draw:id="id30" draw:layer="layout" svg:width="1.494cm" svg:height="0.957cm" svg:x="23.651cm" svg:y="6.613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24.749cm" svg:y1="6.614cm" svg:x2="26.154cm" svg:y2="5.218cm" draw:start-shape="id30" draw:start-glue-point="4" draw:end-shape="id31" draw:end-glue-point="8" svg:d="M24749 6614v-698h1405v-698" svg:viewBox="0 0 1406 1397">
          <text:p/>
        </draw:connector>
        <draw:connector draw:style-name="gr25" draw:text-style-name="P1" draw:layer="layout" svg:x1="22.644cm" svg:y1="5.217cm" svg:x2="24.053cm" svg:y2="6.62cm" draw:start-shape="id32" draw:start-glue-point="8" draw:end-shape="id30" draw:end-glue-point="5" svg:d="M22644 5217v699h1409v704" svg:viewBox="0 0 1410 1404">
          <text:p/>
        </draw:connector>
        <draw:custom-shape draw:style-name="gr27" draw:text-style-name="P17" xml:id="id33" draw:id="id33" draw:layer="layout" svg:width="2.145cm" svg:height="1.049cm" svg:x="23.337cm" svg:y="1.314cm">
          <text:p text:style-name="P1"><text:span text:style-name="T6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svg:x1="24.409cm" svg:y1="2.363cm" svg:x2="25.809cm" svg:y2="3.519cm" draw:start-shape="id33" draw:start-glue-point="2" draw:end-shape="id34" draw:end-glue-point="5" svg:d="M24409 2363v575h1400v581" svg:viewBox="0 0 1401 1157">
          <text:p/>
        </draw:connector>
        <draw:custom-shape draw:style-name="gr21" draw:text-style-name="P16" draw:layer="layout" svg:width="0.17cm" svg:height="0.17cm" svg:x="25.7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svg:x1="24.409cm" svg:y1="2.363cm" svg:x2="22.995cm" svg:y2="3.512cm" draw:start-shape="id33" draw:start-glue-point="2" draw:end-shape="id35" draw:end-glue-point="4" svg:d="M24409 2363v574h-1414v575" svg:viewBox="0 0 1415 1150">
          <text:p/>
        </draw:connector>
        <draw:custom-shape draw:style-name="gr22" draw:text-style-name="P15" xml:id="id37" draw:id="id37" draw:layer="layout" svg:width="2.145cm" svg:height="1.049cm" svg:x="26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6" draw:id="id36" draw:layer="layout" svg:width="2.145cm" svg:height="1.049cm" svg:x="20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1.309cm" svg:y1="2.363cm" svg:x2="22.299cm" svg:y2="3.518cm" draw:start-shape="id36" draw:start-glue-point="2" draw:end-shape="id35" draw:end-glue-point="5" svg:d="M21309 2363v574h990v581" svg:viewBox="0 0 991 1156">
          <text:p/>
        </draw:connector>
        <draw:connector draw:style-name="gr19" draw:text-style-name="P1" draw:layer="layout" svg:x1="27.509cm" svg:y1="2.363cm" svg:x2="26.505cm" svg:y2="3.513cm" draw:start-shape="id37" draw:start-glue-point="2" draw:end-shape="id34" draw:end-glue-point="4" svg:d="M27509 2363v575h-1004v575" svg:viewBox="0 0 1005 1151">
          <text:p/>
        </draw:connector>
        <draw:custom-shape draw:style-name="gr21" draw:text-style-name="P16" xml:id="id39" draw:id="id39" draw:layer="layout" svg:width="0.254cm" svg:height="0.254cm" svg:x="24.2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24.398cm" svg:y1="8.319cm" svg:x2="24.393cm" svg:y2="8.638cm" draw:start-shape="id38" draw:start-glue-point="8" draw:end-shape="id39" draw:end-glue-point="4" svg:d="M24398 8319v160h-5v159" svg:viewBox="0 0 6 320">
          <text:p/>
        </draw:connector>
        <draw:frame draw:style-name="gr28" draw:text-style-name="P18" draw:layer="layout" svg:width="4.522cm" svg:height="0.763cm" svg:x="9.382cm" svg:y="8.12cm">
          <draw:text-box>
            <text:p><text:span text:style-name="T7">now &lt;= time_expire</text:span></text:p>
          </draw:text-box>
        </draw:frame>
        <draw:frame draw:style-name="gr28" draw:text-style-name="P18" draw:layer="layout" svg:width="4.318cm" svg:height="0.763cm" svg:x="19.186cm" svg:y="8.121cm">
          <draw:text-box>
            <text:p><text:span text:style-name="T7">now &gt; time_expi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5-26T11:04:00.864488861</dc:date>
    <meta:editing-duration>PT1H10M46S</meta:editing-duration>
    <meta:editing-cycles>17</meta:editing-cycles>
    <meta:generator>LibreOffice/5.1.2.2$Linux_X86_64 LibreOffice_project/10m0$Build-2</meta:generator>
    <meta:document-statistic meta:object-count="133"/>
  </office:meta>
</office:document-meta>
</file>